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T1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position="0% 100%" style:font-name="Times New Roman1" fo:font-size="8pt" fo:letter-spacing="normal" fo:language="zxx" fo:country="none" fo:font-style="normal" fo:text-shadow="none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normal" style:font-weight-asian="normal" style:font-name-complex="Times New Roman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2" table:default-cell-style-name="ce4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Социальные философы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Пространство</text:p>
          </table:table-cell>
          <table:table-cell office:value-type="string">
            <text:p>Социальные пространства <text:span text:style-name="T1">размеры и форма объектов социальной реальности, расстояния между ними, пути сообщения <text:s/>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Время</text:p>
          </table:table-cell>
          <table:table-cell office:value-type="string">
            <text:p>Социальное время <text:s/><text:span text:style-name="T2">в</text:span><text:span text:style-name="T1">озраст социальных объектов, линейное время - календарное, циклическое время — времена года,</text:span></text:p>
            <text:p><text:span text:style-name="T3">поколения, формации, события и происшествия как разметка времени (до войны и после войны). Сутки, недели, месяцы, годы, столетия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office:value-type="string">
            <text:p>Социальная материальная реальность <text:s/><text:span text:style-name="T1">конструкции, <text:s/>здания и сооружения, дороги . Машины, Механизмы, инструменты и приспособления, инфраструктура (ее материальная основа)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Биологическая реальность</text:p>
          </table:table-cell>
          <table:table-cell office:value-type="string">
            <text:p>Социализованные биологические реальности <text:s text:c="9"/><text:span text:style-name="T1">еда и питание, сон, <text:s/>пищевые и прочие зависимости, отправление естественных потребностей, Медицина, <text:s/>здоровье и болезни. 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Социальная реальность</text:p>
          </table:table-cell>
          <table:table-cell table:style-name="ce3" office:value-type="string">
            <text:p>Социальная философия <text:span text:style-name="T4">социологии, антропология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Идеально-ценностная реальность</text:p>
          </table:table-cell>
          <table:table-cell office:value-type="string">
            <text:p>Социальные идеи и ценности <text:span text:style-name="T5">социальные нормы, социальная этика</text:span></text:p>
          </table:table-cell>
          <table:table-cell table:number-columns-repeated="249"/>
        </table:table-row>
        <table:table-row table:style-name="ro1" table:number-rows-repeated="65528">
          <table:table-cell table:number-columns-repeated="251"/>
        </table:table-row>
        <table:table-row table:style-name="ro1"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2:20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50:16</meta:creation-date>
    <dc:creator>simon kordonsky</dc:creator>
    <dc:date>2009-08-23T12:20:47</dc:date>
    <dc:language>ru-RU</dc:language>
    <meta:editing-cycles>3</meta:editing-cycles>
    <meta:editing-duration>PT00H05M25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